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caa1" officeooo:paragraph-rsid="000ccaa1"/>
    </style:style>
    <style:style style:name="P2" style:family="paragraph" style:parent-style-name="Standard">
      <style:text-properties officeooo:paragraph-rsid="000ccaa1"/>
    </style:style>
    <style:style style:name="P3" style:family="paragraph" style:parent-style-name="Standard">
      <style:text-properties officeooo:rsid="001217b9" officeooo:paragraph-rsid="001217b9"/>
    </style:style>
    <style:style style:name="P4" style:family="paragraph" style:parent-style-name="Standard">
      <style:paragraph-properties fo:margin-left="0in" fo:margin-right="0in" fo:text-indent="0in" style:auto-text-indent="false"/>
      <style:text-properties officeooo:rsid="000ccaa1" officeooo:paragraph-rsid="000ccaa1"/>
    </style:style>
    <style:style style:name="P5" style:family="paragraph" style:parent-style-name="Standard">
      <style:paragraph-properties fo:margin-left="0in" fo:margin-right="0in" fo:text-indent="0in" style:auto-text-indent="false"/>
      <style:text-properties officeooo:rsid="000ccaa1" officeooo:paragraph-rsid="000ced3a"/>
    </style:style>
    <style:style style:name="P6" style:family="paragraph" style:parent-style-name="Standard">
      <style:paragraph-properties fo:margin-left="0in" fo:margin-right="0in" fo:text-indent="0in" style:auto-text-indent="false"/>
      <style:text-properties officeooo:rsid="000ccaa1" officeooo:paragraph-rsid="000cfd88"/>
    </style:style>
    <style:style style:name="P7" style:family="paragraph" style:parent-style-name="Text_20_body">
      <style:paragraph-properties fo:margin-left="0in" fo:margin-right="0in" fo:margin-top="0in" fo:margin-bottom="0in" loext:contextual-spacing="false" fo:text-indent="0in" style:auto-text-indent="false"/>
      <style:text-properties officeooo:rsid="000ccaa1" officeooo:paragraph-rsid="000cfd88"/>
    </style:style>
    <style:style style:name="P8" style:family="paragraph" style:parent-style-name="Standard">
      <style:paragraph-properties fo:margin-left="0.4925in" fo:margin-right="0in" fo:text-indent="0in" style:auto-text-indent="false"/>
      <style:text-properties officeooo:rsid="000ccaa1" officeooo:paragraph-rsid="000ccaa1"/>
    </style:style>
    <style:style style:name="P9" style:family="paragraph" style:parent-style-name="Text_20_body">
      <style:paragraph-properties fo:margin-top="0in" fo:margin-bottom="0in" loext:contextual-spacing="false"/>
      <style:text-properties officeooo:rsid="000cfd88" officeooo:paragraph-rsid="000cfd88"/>
    </style:style>
    <style:style style:name="P10" style:family="paragraph" style:parent-style-name="Text_20_body" style:list-style-name="L1">
      <style:paragraph-properties fo:margin-top="0in" fo:margin-bottom="0in" loext:contextual-spacing="false"/>
      <style:text-properties officeooo:rsid="000cfd88" officeooo:paragraph-rsid="000cfd88"/>
    </style:style>
    <style:style style:name="P11" style:family="paragraph" style:parent-style-name="Text_20_body" style:list-style-name="L2">
      <style:paragraph-properties fo:margin-top="0in" fo:margin-bottom="0in" loext:contextual-spacing="false"/>
      <style:text-properties officeooo:rsid="000eccbf" officeooo:paragraph-rsid="00152d94"/>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ccaa1"/>
    </style:style>
    <style:style style:name="T3" style:family="text">
      <style:text-properties style:text-underline-style="solid" style:text-underline-width="auto" style:text-underline-color="font-color" officeooo:rsid="000cfd88"/>
    </style:style>
    <style:style style:name="T4" style:family="text">
      <style:text-properties style:text-position="super 58%"/>
    </style:style>
    <style:style style:name="T5" style:family="text">
      <style:text-properties officeooo:rsid="000eccbf"/>
    </style:style>
    <style:style style:name="T6" style:family="text">
      <style:text-properties officeooo:rsid="0012fab1"/>
    </style:style>
    <style:style style:name="T7" style:family="text">
      <style:text-properties officeooo:rsid="0013da89"/>
    </style:style>
    <style:style style:name="T8" style:family="text">
      <style:text-properties officeooo:rsid="00152d9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ne-reaction summary of findings</text:p>
      <text:p text:style-name="P3">29 June 2018</text:p>
      <text:p text:style-name="P2"/>
      <text:p text:style-name="P2"><text:span text:style-name="T6">1. </text:span><text:span text:style-name="T2">General information</text:span></text:p>
      <text:p text:style-name="P1">Ranges of Vmax to look at:</text:p>
      <text:p text:style-name="P8">0.5 – 2.0</text:p>
      <text:p text:style-name="P8">0.1 – 1.0</text:p>
      <text:p text:style-name="P8">0.1 – 10.0</text:p>
      <text:p text:style-name="P4">I’ve plotted graphs for other ranges of Vmax, but I think these are the most informative, especially 0.1 – 10.0.</text:p>
      <text:p text:style-name="P4"/>
      <text:p text:style-name="P4">Included are plots and values for each data point in the plot. Each plot has 20 data points, except for 0.1 – 10.0, which have 25. Increasing the number of data points beyond this will likely freeze my system, but 25 is enough to see trends. The horizontal axes of the plots are in multiples of the default Vmax as specified in the model created by Millard et al. (2017). The vertical axes are either not adjusted, adjusted to fit all plots, or to fit plots of enzymes like ACEA that have relatively small changes in citramalate productivity compared to, say, CITRA_SYN.</text:p>
      <text:p text:style-name="P4"/>
      <text:p text:style-name="P4">The end points are 2 hours. There are plots generated using end points of 10 hours, but I’ve calculated derivatives of citramalate productivity with respect to time at 2 hours for 0.1 – 10.0 Vmax (data in VMAX_STEADYSTATE), and they are all within the orders of 10<text:span text:style-name="T4">-9</text:span> to 10<text:span text:style-name="T4">-7</text:span>, suggesting that they’ve all reached the steady state at that point.</text:p>
      <text:p text:style-name="P4"/>
      <text:p text:style-name="P4"><text:span text:style-name="T6">2</text:span>. <text:span text:style-name="T3">Effects</text:span></text:p>
      <text:p text:style-name="P4">I identified that some enzymes, as their Vmax values vary, have a greater effect on citramalate productivity at steady state than others. I quantified this effect based on the data points of the 0.5 – 2.0 Vmax plots as follows:</text:p>
      <text:p text:style-name="P4"/>
      <text:p text:style-name="P8">(max – min)/<text:span text:style-name="T7">(</text:span>0.5*(max+min)<text:span text:style-name="T7">)</text:span></text:p>
      <text:p text:style-name="P8"/>
      <text:p text:style-name="P4">Granted, this isn’t the best way to analyse (to put it blunty, I ‘pulled it out of my arse’). I’ve tried regression, but it didn’t seem very informative.</text:p>
      <text:p text:style-name="P4"/>
      <text:p text:style-name="P6">This identified CITRA_SYN, GLT, LPD, GROWTH, ATP_MAINTENANCE, GDH, ATP_SYN, ACEA, PYK, and ZWF as among the enzymes that had the greatest effects. Millard et al (2017) listed CYTBO, ZWF, GDH, GLT, and GROWTH as the enzymes found to have the largest shares of flux control (and also exert the strongest controls on concentration). And looking at figure 2A and figure 2B, they are followed by the likes of LPD, ATP_MAINTENANCE, ACEA, ATP_SYN, and PYK</text:p>
      <text:p text:style-name="P6"/>
      <text:p text:style-name="P6">XCH_XXX for ACE, GLC, and P have no bearing on productivity. Surprisingly, ACS (acetyl CoA synthetase), ACK (acetate kinase), and PTA (phosphate acetyltransferase), which are all directly related to controlling acetyl CoA levels, do not seem to have a significant bearing on productivity.</text:p>
      <text:p text:style-name="P5"/>
      <text:p text:style-name="P7">Enzymes found to have the largest shares of flux control unsurprisingly create the plots that demonstrate the greatest change in citramalate productivity in response to Vmax changes. So what's more interesting are:</text:p>
      <text:list xml:id="list2949719833826223251" text:style-name="L1">
        <text:list-item>
          <text:p text:style-name="P10">CYTBO – has a less effect on productivity as would be expected by this explanation.</text:p>
        </text:list-item>
        <text:list-item>
          <text:p text:style-name="P10">PYK. It doesn't exert a lot of control over fluxes. However, the citramalate reaction uses up pyruvate, so that might explain the difference. PYK is also a control point of glycolysis.</text:p>
        </text:list-item>
      </text:list>
      <text:p text:style-name="P9"/>
      <text:p text:style-name="P9"><text:soft-page-break/><text:span text:style-name="T6">3</text:span>. <text:span text:style-name="T1">Infection points</text:span></text:p>
      <text:p text:style-name="P9">These enzymes have inflection points in their plots <text:span text:style-name="T5">(which is surprising, but Prof Oliver said it’s likely due to the feedback control mechanisms). I’ve calculated some of these (absolute values)</text:span></text:p>
      <text:list xml:id="list8841061063216695597" text:style-name="L2">
        <text:list-item>
          <text:p text:style-name="P11">CYTBO: <text:span text:style-name="T8">4.9325456122 to 5.0894110204</text:span></text:p>
        </text:list-item>
        <text:list-item>
          <text:p text:style-name="P11">PFK: <text:span text:style-name="T8">0.1410191204 to 0.1444217265</text:span></text:p>
        </text:list-item>
        <text:list-item>
          <text:p text:style-name="P11">GDH: <text:span text:style-name="T8">4.3682353265 to 4.5274017959</text:span></text:p>
        </text:list-item>
        <text:list-item>
          <text:p text:style-name="P11">EDA: <text:span text:style-name="T8">0.0134480582 to 0.0148719702</text:span></text:p>
        </text:list-item>
        <text:list-item>
          <text:p text:style-name="P11">MQO: <text:span text:style-name="T8">1.4811924694 to 1.5661015918</text:span></text:p>
        </text:list-item>
        <text:list-item>
          <text:p text:style-name="P11">* <text:span text:style-name="T8">CITRA_SYN: 0.4734693878 to 0.5469387755</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9T09:41:14.783246819</meta:creation-date>
    <dc:date>2018-06-29T11:32:18.820444321</dc:date>
    <meta:editing-duration>PT38M49S</meta:editing-duration>
    <meta:editing-cycles>9</meta:editing-cycles>
    <meta:generator>LibreOffice/5.1.6.2$Linux_X86_64 LibreOffice_project/10m0$Build-2</meta:generator>
    <meta:document-statistic meta:table-count="0" meta:image-count="0" meta:object-count="0" meta:page-count="2" meta:paragraph-count="27" meta:word-count="532" meta:character-count="3209" meta:non-whitespace-character-count="2703"/>
  </office:meta>
</office:document-meta>
</file>